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6.692cm" fo:margin-left="0cm" table:align="left"/>
    </style:style>
    <style:style style:name="Tabella1.A" style:family="table-column">
      <style:table-column-properties style:column-width="0.639cm"/>
    </style:style>
    <style:style style:name="Tabella1.B" style:family="table-column">
      <style:table-column-properties style:column-width="4.5cm"/>
    </style:style>
    <style:style style:name="Tabella1.C" style:family="table-column">
      <style:table-column-properties style:column-width="0.64cm"/>
    </style:style>
    <style:style style:name="Tabella1.H" style:family="table-column">
      <style:table-column-properties style:column-width="0.637cm"/>
    </style:style>
    <style:style style:name="Tabella1.A1" style:family="table-cell">
      <style:table-cell-properties fo:padding="0.097cm" fo:border-left="0.05pt solid #000000" fo:border-right="none" fo:border-top="0.05pt solid #000000" fo:border-bottom="none"/>
    </style:style>
    <style:style style:name="Tabella1.H1" style:family="table-cell">
      <style:table-cell-properties fo:padding="0.097cm" fo:border-left="0.05pt solid #000000" fo:border-right="0.05pt solid #000000" fo:border-top="0.05pt solid #000000" fo:border-bottom="none"/>
    </style:style>
    <style:style style:name="Tabella1.A2" style:family="table-cell">
      <style:table-cell-properties fo:padding="0.097cm" fo:border-left="0.05pt solid #000000" fo:border-right="none" fo:border-top="none" fo:border-bottom="0.05pt solid #000000"/>
    </style:style>
    <style:style style:name="Tabella1.H2" style:family="table-cell">
      <style:table-cell-properties fo:padding="0.097cm" fo:border-left="0.05pt solid #000000" fo:border-right="0.05pt solid #000000" fo:border-top="none" fo:border-bottom="0.05pt solid #000000"/>
    </style:style>
    <style:style style:name="Tabella3" style:family="table">
      <style:table-properties style:width="16.603cm" table:align="left"/>
    </style:style>
    <style:style style:name="Tabella3.A" style:family="table-column">
      <style:table-column-properties style:column-width="0.64cm"/>
    </style:style>
    <style:style style:name="Tabella3.B" style:family="table-column">
      <style:table-column-properties style:column-width="3.05cm"/>
    </style:style>
    <style:style style:name="Tabella3.C" style:family="table-column">
      <style:table-column-properties style:column-width="0.621cm"/>
    </style:style>
    <style:style style:name="Tabella3.1" style:family="table-row">
      <style:table-row-properties style:min-row-height="0.002cm"/>
    </style:style>
    <style:style style:name="Tabella3.A1" style:family="table-cell">
      <style:table-cell-properties fo:padding="0.097cm" fo:border-left="0.05pt solid #000000" fo:border-right="none" fo:border-top="0.05pt solid #000000" fo:border-bottom="none"/>
    </style:style>
    <style:style style:name="Tabella3.K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0.05pt solid #000000"/>
    </style:style>
    <style:style style:name="Tabella3.K2" style:family="table-cell">
      <style:table-cell-properties fo:padding="0.097cm" fo:border-left="0.05pt solid #000000" fo:border-right="0.05pt solid #000000" fo:border-top="none" fo:border-bottom="0.05pt solid #000000"/>
    </style:style>
    <style:style style:name="Tabella2" style:family="table">
      <style:table-properties style:width="17.009cm" fo:margin-left="0cm" table:align="left"/>
    </style:style>
    <style:style style:name="Tabella2.A" style:family="table-column">
      <style:table-column-properties style:column-width="3.591cm"/>
    </style:style>
    <style:style style:name="Tabella2.B" style:family="table-column">
      <style:table-column-properties style:column-width="13.41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009cm" fo:margin-left="0cm" table:align="left"/>
    </style:style>
    <style:style style:name="Tabella4.A" style:family="table-column">
      <style:table-column-properties style:column-width="3.591cm"/>
    </style:style>
    <style:style style:name="Tabella4.B" style:family="table-column">
      <style:table-column-properties style:column-width="13.41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201cm" table:align="margins" style:may-break-between-rows="false"/>
    </style:style>
    <style:style style:name="Tabella5.A" style:family="table-column">
      <style:table-column-properties style:column-width="3.644cm" style:rel-column-width="13886*"/>
    </style:style>
    <style:style style:name="Tabella5.B" style:family="table-column">
      <style:table-column-properties style:column-width="13.557cm" style:rel-column-width="51649*"/>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009cm" fo:margin-left="0cm" table:align="left"/>
    </style:style>
    <style:style style:name="Tabella6.A" style:family="table-column">
      <style:table-column-properties style:column-width="3.591cm"/>
    </style:style>
    <style:style style:name="Tabella6.B" style:family="table-column">
      <style:table-column-properties style:column-width="13.41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009cm" fo:margin-left="0cm" table:align="left"/>
    </style:style>
    <style:style style:name="Tabella7.A" style:family="table-column">
      <style:table-column-properties style:column-width="3.591cm"/>
    </style:style>
    <style:style style:name="Tabella7.B" style:family="table-column">
      <style:table-column-properties style:column-width="13.418cm"/>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text-rotation-angle="270" style:text-rotation-scale="line-height"/>
    </style:style>
    <style:style style:name="P3" style:family="paragraph" style:parent-style-name="Standard">
      <style:text-properties officeooo:paragraph-rsid="0026436a"/>
    </style:style>
    <style:style style:name="P4" style:family="paragraph" style:parent-style-name="Standard">
      <style:text-properties fo:color="#9e4c19" loext:opacity="100%" style:font-name="Lucida Console"/>
    </style:style>
    <style:style style:name="P5" style:family="paragraph" style:parent-style-name="Standard">
      <style:text-properties fo:color="#9e4c19" loext:opacity="100%" style:font-name="Lucida Console" officeooo:paragraph-rsid="0043a86c"/>
    </style:style>
    <style:style style:name="P6" style:family="paragraph" style:parent-style-name="Standard">
      <style:text-properties fo:color="#9e4c19" loext:opacity="100%" style:font-name="Lucida Console" officeooo:paragraph-rsid="0048e334"/>
    </style:style>
    <style:style style:name="P7" style:family="paragraph" style:parent-style-name="Standard">
      <style:text-properties officeooo:paragraph-rsid="002b42b1"/>
    </style:style>
    <style:style style:name="P8" style:family="paragraph" style:parent-style-name="Standard">
      <style:text-properties officeooo:paragraph-rsid="002c832d"/>
    </style:style>
    <style:style style:name="P9" style:family="paragraph" style:parent-style-name="Standard">
      <style:text-properties officeooo:paragraph-rsid="00372879"/>
    </style:style>
    <style:style style:name="P10" style:family="paragraph" style:parent-style-name="Standard">
      <style:text-properties officeooo:paragraph-rsid="00388fcd"/>
    </style:style>
    <style:style style:name="P11" style:family="paragraph" style:parent-style-name="Standard">
      <style:text-properties officeooo:paragraph-rsid="003ab8f7"/>
    </style:style>
    <style:style style:name="P12" style:family="paragraph" style:parent-style-name="Standard">
      <style:text-properties officeooo:paragraph-rsid="003b408a"/>
    </style:style>
    <style:style style:name="P13" style:family="paragraph" style:parent-style-name="Standard">
      <style:text-properties fo:font-size="10.5pt" officeooo:rsid="003e3b1c" officeooo:paragraph-rsid="00421cc5"/>
    </style:style>
    <style:style style:name="P14" style:family="paragraph" style:parent-style-name="Standard">
      <style:text-properties fo:font-size="10.5pt" officeooo:rsid="004a61fe" officeooo:paragraph-rsid="004a61fe"/>
    </style:style>
    <style:style style:name="P15" style:family="paragraph" style:parent-style-name="Standard">
      <style:text-properties fo:font-size="10.5pt" officeooo:rsid="0043a86c" officeooo:paragraph-rsid="005a0c71"/>
    </style:style>
    <style:style style:name="P16" style:family="paragraph" style:parent-style-name="Standard">
      <style:text-properties officeooo:paragraph-rsid="00421cc5"/>
    </style:style>
    <style:style style:name="P17" style:family="paragraph" style:parent-style-name="Standard">
      <style:text-properties officeooo:paragraph-rsid="0045cce7"/>
    </style:style>
    <style:style style:name="P18" style:family="paragraph" style:parent-style-name="Standard">
      <style:text-properties officeooo:paragraph-rsid="004779e6"/>
    </style:style>
    <style:style style:name="P19" style:family="paragraph" style:parent-style-name="Standard">
      <style:text-properties officeooo:paragraph-rsid="0048e334"/>
    </style:style>
    <style:style style:name="P20" style:family="paragraph" style:parent-style-name="Standard">
      <style:text-properties officeooo:rsid="0048e334" officeooo:paragraph-rsid="0048e334"/>
    </style:style>
    <style:style style:name="P21" style:family="paragraph" style:parent-style-name="Standard">
      <style:text-properties officeooo:paragraph-rsid="0049d253"/>
    </style:style>
    <style:style style:name="P22" style:family="paragraph" style:parent-style-name="Standard">
      <style:text-properties officeooo:paragraph-rsid="004a61fe"/>
    </style:style>
    <style:style style:name="P23" style:family="paragraph" style:parent-style-name="Standard">
      <style:text-properties officeooo:paragraph-rsid="00521399"/>
    </style:style>
    <style:style style:name="P24" style:family="paragraph" style:parent-style-name="Standard">
      <style:text-properties officeooo:paragraph-rsid="0056f1c9"/>
    </style:style>
    <style:style style:name="P25" style:family="paragraph" style:parent-style-name="Heading_20_1">
      <style:text-properties officeooo:paragraph-rsid="0043945f"/>
    </style:style>
    <style:style style:name="P26" style:family="paragraph" style:parent-style-name="Heading_20_2" style:list-style-name=""/>
    <style:style style:name="P27"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style>
    <style:style style:name="P28"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text-properties officeooo:paragraph-rsid="00521399"/>
    </style:style>
    <style:style style:name="P29" style:family="paragraph" style:parent-style-name="Heading_20_2" style:list-style-name=""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style>
    <style:style style:name="P30"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text-properties officeooo:paragraph-rsid="003b981c"/>
    </style:style>
    <style:style style:name="P31"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text-properties officeooo:rsid="00421cc5" officeooo:paragraph-rsid="00421cc5"/>
    </style:style>
    <style:style style:name="P32"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text-properties style:font-name="Liberation Sans" fo:font-size="13pt" fo:font-weight="bold" officeooo:rsid="003faca2" officeooo:paragraph-rsid="00421cc5" style:font-name-asian="Microsoft YaHei" style:font-size-asian="16.1000003814697pt" style:font-weight-asian="bold" style:font-name-complex="Arial" style:font-size-complex="16.1000003814697pt" style:font-weight-complex="bold"/>
    </style:style>
    <style:style style:name="P33"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text-properties style:font-name="Liberation Sans" fo:font-size="13pt" fo:font-weight="bold" officeooo:rsid="0045cce7" officeooo:paragraph-rsid="0045cce7" style:font-name-asian="Microsoft YaHei" style:font-size-asian="16.1000003814697pt" style:font-weight-asian="bold" style:font-name-complex="Arial" style:font-size-complex="16.1000003814697pt" style:font-weight-complex="bold"/>
    </style:style>
    <style:style style:name="P34"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text-properties style:font-name="Liberation Sans" fo:font-size="13pt" fo:font-weight="bold" officeooo:rsid="0048e334" officeooo:paragraph-rsid="0048e334" style:font-name-asian="Microsoft YaHei" style:font-size-asian="16.1000003814697pt" style:font-weight-asian="bold" style:font-name-complex="Arial" style:font-size-complex="16.1000003814697pt" style:font-weight-complex="bold"/>
    </style:style>
    <style:style style:name="P35"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text-properties officeooo:paragraph-rsid="004779e6"/>
    </style:style>
    <style:style style:name="P36"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text-properties officeooo:paragraph-rsid="004a61fe"/>
    </style:style>
    <style:style style:name="P37"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ackground-color="transparent" fo:keep-with-next="always"/>
      <style:text-properties officeooo:paragraph-rsid="0054ca4d"/>
    </style:style>
    <style:style style:name="P38" style:family="paragraph" style:parent-style-name="Heading_20_2" style:master-page-name="">
      <loext:graphic-properties draw:fill="none"/>
      <style:paragraph-properties fo:margin-left="0cm" fo:margin-right="0cm" fo:margin-top="0.259cm" fo:margin-bottom="0.199cm" style:contextual-spacing="false" fo:text-indent="0cm" style:auto-text-indent="false" style:page-number="auto" fo:break-before="page" fo:background-color="transparent" fo:keep-with-next="always"/>
    </style:style>
    <style:style style:name="P39" style:family="paragraph" style:parent-style-name="Heading_20_2">
      <loext:graphic-properties draw:fill="none"/>
      <style:paragraph-properties fo:margin-left="0cm" fo:margin-right="0cm" fo:margin-top="0.259cm" fo:margin-bottom="0.199cm" style:contextual-spacing="false" fo:text-indent="0cm" style:auto-text-indent="false" fo:break-before="page" fo:background-color="transparent"/>
    </style:style>
    <style:style style:name="P40" style:family="paragraph" style:parent-style-name="Standard" style:list-style-name="L1"/>
    <style:style style:name="P41" style:family="paragraph" style:parent-style-name="Standard">
      <style:text-properties officeooo:paragraph-rsid="005a6528"/>
    </style:style>
    <style:style style:name="T1" style:family="text">
      <style:text-properties fo:font-size="10.5pt" officeooo:rsid="00278001"/>
    </style:style>
    <style:style style:name="T2" style:family="text">
      <style:text-properties fo:font-size="10.5pt" officeooo:rsid="004a61fe"/>
    </style:style>
    <style:style style:name="T3" style:family="text">
      <style:text-properties fo:font-size="10.5pt" officeooo:rsid="004edd35"/>
    </style:style>
    <style:style style:name="T4" style:family="text">
      <style:text-properties fo:font-size="10.5pt" officeooo:rsid="005a6528"/>
    </style:style>
    <style:style style:name="T5" style:family="text">
      <style:text-properties fo:font-size="10.5pt" officeooo:rsid="0043a86c"/>
    </style:style>
    <style:style style:name="T6" style:family="text">
      <style:text-properties fo:font-weight="bold" style:font-weight-asian="bold" style:font-weight-complex="bold"/>
    </style:style>
    <style:style style:name="T7" style:family="text">
      <style:text-properties style:font-name="Liberation Sans" fo:font-size="13pt" fo:font-weight="bold" officeooo:rsid="0048e334" style:font-name-asian="Microsoft YaHei" style:font-size-asian="16.1000003814697pt" style:font-weight-asian="bold" style:font-name-complex="Arial" style:font-size-complex="16.1000003814697pt" style:font-weight-complex="bold"/>
    </style:style>
    <style:style style:name="T8" style:family="text">
      <style:text-properties style:font-name="Liberation Sans" fo:font-size="13pt" fo:font-weight="bold" officeooo:rsid="004a61fe" style:font-name-asian="Microsoft YaHei" style:font-size-asian="16.1000003814697pt" style:font-weight-asian="bold" style:font-name-complex="Arial" style:font-size-complex="16.1000003814697pt" style:font-weight-complex="bold"/>
    </style:style>
    <style:style style:name="T9" style:family="text">
      <style:text-properties style:font-name="Liberation Sans" fo:font-size="13pt" fo:font-weight="bold" officeooo:rsid="0054ca4d" style:font-name-asian="Microsoft YaHei" style:font-size-asian="16.1000003814697pt" style:font-weight-asian="bold" style:font-name-complex="Arial" style:font-size-complex="16.1000003814697pt" style:font-weight-complex="bold"/>
    </style:style>
    <style:style style:name="T10" style:family="text">
      <style:text-properties officeooo:rsid="001bf590"/>
    </style:style>
    <style:style style:name="T11" style:family="text">
      <style:text-properties fo:color="#9e4c19" loext:opacity="100%"/>
    </style:style>
    <style:style style:name="T12" style:family="text">
      <style:text-properties fo:color="#9e4c19" loext:opacity="100%" fo:font-size="10.5pt" officeooo:rsid="003b981c"/>
    </style:style>
    <style:style style:name="T13" style:family="text">
      <style:text-properties fo:color="#9e4c19" loext:opacity="100%" fo:font-size="10.5pt" officeooo:rsid="003faca2"/>
    </style:style>
    <style:style style:name="T14" style:family="text">
      <style:text-properties fo:color="#9e4c19" loext:opacity="100%" fo:font-size="10.5pt" officeooo:rsid="0045cce7"/>
    </style:style>
    <style:style style:name="T15" style:family="text">
      <style:text-properties fo:color="#9e4c19" loext:opacity="100%" style:font-name="Lucida Console" fo:font-size="10pt" style:font-size-asian="10pt" style:font-size-complex="10pt"/>
    </style:style>
    <style:style style:name="T16" style:family="text">
      <style:text-properties fo:color="#9e4c19" loext:opacity="100%" style:font-name="Lucida Console" fo:font-size="10pt" officeooo:rsid="00278001" style:font-size-asian="10pt" style:font-size-complex="10pt"/>
    </style:style>
    <style:style style:name="T17" style:family="text">
      <style:text-properties fo:color="#9e4c19" loext:opacity="100%" officeooo:rsid="003b981c"/>
    </style:style>
    <style:style style:name="T18" style:family="text">
      <style:text-properties fo:color="#9e4c19" loext:opacity="100%" officeooo:rsid="003faca2"/>
    </style:style>
    <style:style style:name="T19" style:family="text">
      <style:text-properties fo:color="#9e4c19" loext:opacity="100%" officeooo:rsid="004779e6"/>
    </style:style>
    <style:style style:name="T20" style:family="text">
      <style:text-properties fo:color="#9e4c19" loext:opacity="100%" officeooo:rsid="0048e334"/>
    </style:style>
    <style:style style:name="T21" style:family="text">
      <style:text-properties fo:color="#9e4c19" loext:opacity="100%" officeooo:rsid="004a61fe"/>
    </style:style>
    <style:style style:name="T22" style:family="text">
      <style:text-properties officeooo:rsid="003b981c"/>
    </style:style>
    <style:style style:name="T23" style:family="text">
      <style:text-properties officeooo:rsid="003faca2"/>
    </style:style>
    <style:style style:name="T24" style:family="text">
      <style:text-properties officeooo:rsid="00421cc5"/>
    </style:style>
    <style:style style:name="T25" style:family="text">
      <style:text-properties officeooo:rsid="0043945f"/>
    </style:style>
    <style:style style:name="T26" style:family="text">
      <style:text-properties officeooo:rsid="0043a86c"/>
    </style:style>
    <style:style style:name="T27" style:family="text">
      <style:text-properties officeooo:rsid="0049d253"/>
    </style:style>
    <style:style style:name="T28" style:family="text">
      <style:text-properties officeooo:rsid="004d2376"/>
    </style:style>
    <style:style style:name="T29" style:family="text">
      <style:text-properties officeooo:rsid="00540e4b"/>
    </style:style>
    <style:style style:name="T30" style:family="text">
      <style:text-properties officeooo:rsid="005a65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LED Panel</text:p>
      <text:list xml:id="list185780795" text:style-name="L1">
        <text:list-item>
          <text:p text:style-name="P40">I²C slave operating at 100kHz or 400kHz</text:p>
        </text:list-item>
        <text:list-item>
          <text:p text:style-name="P40">Reports input events in an event FIFO</text:p>
        </text:list-item>
        <text:list-item>
          <text:p text:style-name="P40">Rotary encoder quadrature decode</text:p>
        </text:list-item>
        <text:list-item>
          <text:p text:style-name="P40">Button press debounce</text:p>
        </text:list-item>
        <text:list-item>
          <text:p text:style-name="P40">LED PWM brightness control</text:p>
        </text:list-item>
        <text:list-item>
          <text:p text:style-name="P40">Piezo sounder tone generation</text:p>
        </text:list-item>
        <text:list-item>
          <text:p text:style-name="P40">4 GPIO lines capable of output or input, including change reporting</text:p>
        </text:list-item>
      </text:list>
      <text:h text:style-name="Heading_20_1" text:outline-level="1">Basic Operation</text:h>
      <text:p text:style-name="Standard">The control chip on an OLED Panel Module is a self-contained microcontroller accessible as an I²C slave. This chip handles operation of the rotary encoder and push-buttons, LEDs, piezo sounder, and GPIO header on the board.</text:p>
      <text:p text:style-name="Standard">The chip responds to wheel rotation and press events, and can autonomously drive the piezo sounder to make a beep sound when these occur, independently of the host MCU.</text:p>
      <text:p text:style-name="Standard">An 8-level FIFO of events is maintained, which reports input events on the rotary encoder or changes in state of the GPIO lines. Whenever this FIFO is non-empty, the INT output line is pulled low. When the FIFO is emptied, the INT line is returned to hi-Z state.</text:p>
      <text:h text:style-name="Heading_20_1" text:outline-level="1">I²C Operation</text:h>
      <text:p text:style-name="Standard">The control chip is accessed via a standard I²C bus, which can operate at 100kHz or 400kHz. The 1MHz "fast mode" is not supported. The <text:span text:style-name="T28">default </text:span>slave address is <text:span text:style-name="T11">0x3D</text:span> (<text:span text:style-name="T11">0x7A</text:span> write, <text:span text:style-name="T11">0x7B</text:span> read).<text:line-break/>The chip makes use of SCL clock stretching to insert delays on the bus when it requires extra time to respond, so needs a bus master that can accept this. If any bus isolation or multiplexing is used, that too will need to support SCL clock stretching by slaves.<text:tab/></text:p>
      <text:p text:style-name="Standard">The chip operates as a simple register-based slave, containing a set of individually-numbered registers. Each register may be read or written to (though some registers are notionally read-only, and attempts to write will be ignored).</text:p>
      <text:h text:style-name="P27" text:outline-level="2">Register Writes</text:h>
      <text:p text:style-name="Standard">Registers may be written to in a single WRITE transaction, consisting of a START condition, slave-addressing byte, register address, value, and STOP condition.</text:p>
      <table:table table:name="Tabella1" table:style-name="Tabella1">
        <table:table-column table:style-name="Tabella1.A"/>
        <table:table-column table:style-name="Tabella1.B"/>
        <table:table-column table:style-name="Tabella1.C"/>
        <table:table-column table:style-name="Tabella1.B"/>
        <table:table-column table:style-name="Tabella1.A"/>
        <table:table-column table:style-name="Tabella1.B"/>
        <table:table-column table:style-name="Tabella1.A"/>
        <table:table-column table:style-name="Tabella1.H"/>
        <table:table-row table:style-name="TableLine2014999529488">
          <table:table-cell table:style-name="Tabella1.A1" office:value-type="string">
            <text:p text:style-name="P2">START</text:p>
          </table:table-cell>
          <table:table-cell table:style-name="Tabella1.A1" office:value-type="string">
            <text:p text:style-name="P1">Slave (W)</text:p>
          </table:table-cell>
          <table:table-cell table:style-name="Tabella1.A1" office:value-type="string">
            <text:p text:style-name="P2">ACK</text:p>
          </table:table-cell>
          <table:table-cell table:style-name="Tabella1.A1" office:value-type="string">
            <text:p text:style-name="P1">Addr</text:p>
          </table:table-cell>
          <table:table-cell table:style-name="Tabella1.A1" office:value-type="string">
            <text:p text:style-name="P2">ACK</text:p>
          </table:table-cell>
          <table:table-cell table:style-name="Tabella1.A1" office:value-type="string">
            <text:p text:style-name="P1">Value</text:p>
          </table:table-cell>
          <table:table-cell table:style-name="Tabella1.A1" office:value-type="string">
            <text:p text:style-name="P2">ACK</text:p>
          </table:table-cell>
          <table:table-cell table:style-name="Tabella1.H1" office:value-type="string">
            <text:p text:style-name="P2">STOP</text:p>
          </table:table-cell>
        </table:table-row>
        <table:table-row table:style-name="TableLine2014999530848">
          <table:table-cell table:style-name="Tabella1.A2" office:value-type="string">
            <text:p text:style-name="Standard"/>
          </table:table-cell>
          <table:table-cell table:style-name="Tabella1.A2" office:value-type="string">
            <text:p text:style-name="Standard">Master sends the slave writing address; <text:span text:style-name="T11">0x7A</text:span></text:p>
          </table:table-cell>
          <table:table-cell table:style-name="Tabella1.A2" office:value-type="string">
            <text:p text:style-name="Standard"/>
          </table:table-cell>
          <table:table-cell table:style-name="Tabella1.A2" office:value-type="string">
            <text:p text:style-name="Standard"><text:span text:style-name="T10">M</text:span>aster sends a register number - see the section below</text:p>
          </table:table-cell>
          <table:table-cell table:style-name="Tabella1.A2" office:value-type="string">
            <text:p text:style-name="Standard"/>
          </table:table-cell>
          <table:table-cell table:style-name="Tabella1.A2" office:value-type="string">
            <text:p text:style-name="Standard">Master sends the new value for the register</text:p>
          </table:table-cell>
          <table:table-cell table:style-name="Tabella1.A2" office:value-type="string">
            <text:p text:style-name="Standard"/>
          </table:table-cell>
          <table:table-cell table:style-name="Tabella1.H2" office:value-type="string">
            <text:p text:style-name="Standard"/>
          </table:table-cell>
        </table:table-row>
      </table:table>
      <text:h text:style-name="P26" text:outline-level="2"/>
      <text:h text:style-name="P38" text:outline-level="2">Register Reads</text:h>
      <text:p text:style-name="Standard">Registers may be read from in a single WRITE-then-READ transaction, consisting of a START, slave-addressing byte, register address, repeated START, another slave-addressing byte, reading the value, STOP.</text:p>
      <text:p text:style-name="Standard"/>
      <table:table table:name="Tabella3" table:style-name="Tabella3">
        <table:table-column table:style-name="Tabella3.A"/>
        <table:table-column table:style-name="Tabella3.B"/>
        <table:table-column table:style-name="Tabella3.C"/>
        <table:table-column table:style-name="Tabella3.B"/>
        <table:table-column table:style-name="Tabella3.C"/>
        <table:table-column table:style-name="Tabella3.A"/>
        <table:table-column table:style-name="Tabella3.B"/>
        <table:table-column table:style-name="Tabella3.C"/>
        <table:table-column table:style-name="Tabella3.B"/>
        <table:table-column table:style-name="Tabella3.C"/>
        <table:table-column table:style-name="Tabella3.A"/>
        <table:table-row table:style-name="Tabella3.1">
          <table:table-cell table:style-name="Tabella3.A1" office:value-type="string">
            <text:p text:style-name="P2">START</text:p>
          </table:table-cell>
          <table:table-cell table:style-name="Tabella3.A1" office:value-type="string">
            <text:p text:style-name="P1">Slave (W)</text:p>
          </table:table-cell>
          <table:table-cell table:style-name="Tabella3.A1" office:value-type="string">
            <text:p text:style-name="P2">ACK</text:p>
          </table:table-cell>
          <table:table-cell table:style-name="Tabella3.A1" office:value-type="string">
            <text:p text:style-name="P1">Addr</text:p>
          </table:table-cell>
          <table:table-cell table:style-name="Tabella3.A1" office:value-type="string">
            <text:p text:style-name="P2">ACK</text:p>
          </table:table-cell>
          <table:table-cell table:style-name="Tabella3.A1" office:value-type="string">
            <text:p text:style-name="P2">RE-START</text:p>
          </table:table-cell>
          <table:table-cell table:style-name="Tabella3.A1" office:value-type="string">
            <text:p text:style-name="P1">Slave (R)</text:p>
          </table:table-cell>
          <table:table-cell table:style-name="Tabella3.A1" office:value-type="string">
            <text:p text:style-name="P2">ACK</text:p>
          </table:table-cell>
          <table:table-cell table:style-name="Tabella3.A1" office:value-type="string">
            <text:p text:style-name="P1">Value</text:p>
          </table:table-cell>
          <table:table-cell table:style-name="Tabella3.A1" office:value-type="string">
            <text:p text:style-name="P2">ACK</text:p>
          </table:table-cell>
          <table:table-cell table:style-name="Tabella3.K1" office:value-type="string">
            <text:p text:style-name="P2">STOP</text:p>
          </table:table-cell>
        </table:table-row>
        <table:table-row table:style-name="Tabella3.1">
          <table:table-cell table:style-name="Tabella3.A2" office:value-type="string">
            <text:p text:style-name="P2"/>
          </table:table-cell>
          <table:table-cell table:style-name="Tabella3.A2" office:value-type="string">
            <text:p text:style-name="Standard">Master sends the slave writing address; <text:span text:style-name="T11">0x7A</text:span></text:p>
          </table:table-cell>
          <table:table-cell table:style-name="Tabella3.A2" office:value-type="string">
            <text:p text:style-name="Standard"/>
          </table:table-cell>
          <table:table-cell table:style-name="Tabella3.A2" office:value-type="string">
            <text:p text:style-name="Standard">Master sends a register number - see the section below</text:p>
          </table:table-cell>
          <table:table-cell table:style-name="Tabella3.A2" office:value-type="string">
            <text:p text:style-name="Standard"/>
          </table:table-cell>
          <table:table-cell table:style-name="Tabella3.A2" office:value-type="string">
            <text:p text:style-name="Standard"/>
          </table:table-cell>
          <table:table-cell table:style-name="Tabella3.A2" office:value-type="string">
            <text:p text:style-name="Standard">Master sends the slave reading address; <text:span text:style-name="T11">0x7B</text:span></text:p>
          </table:table-cell>
          <table:table-cell table:style-name="Tabella3.A2" office:value-type="string">
            <text:p text:style-name="Standard"/>
          </table:table-cell>
          <table:table-cell table:style-name="Tabella3.A2" office:value-type="string">
            <text:p text:style-name="Standard">Slave sends the current value of the register</text:p>
          </table:table-cell>
          <table:table-cell table:style-name="Tabella3.A2" office:value-type="string">
            <text:p text:style-name="P2"/>
          </table:table-cell>
          <table:table-cell table:style-name="Tabella3.K2" office:value-type="string">
            <text:p text:style-name="P2"/>
          </table:table-cell>
        </table:table-row>
      </table:table>
      <text:p text:style-name="Standard"/>
      <text:h text:style-name="P27" text:outline-level="2">Detailed Register List</text:h>
      <text:h text:style-name="P27" text:outline-level="2">EVENT</text:h>
      <text:p text:style-name="Standard"><text:span text:style-name="T6">Address: </text:span><text:span text:style-name="T11">0x01</text:span></text:p>
      <text:p text:style-name="Standard"><text:span text:style-name="T6">Direction:</text:span> R</text:p>
      <text:p text:style-name="Standard"><text:span text:style-name="T6">Default value:</text:span> <text:span text:style-name="T11">0x00</text:span></text:p>
      <text:p text:style-name="Standard">Implements an 8-level deep FIFO of input events. Each event is formed of a single byte. The top three bits of the event classify it into a category, the remaining bits are specific to that category.</text:p>
      <table:table table:name="Tabella2" table:style-name="Tabella2">
        <table:table-column table:style-name="Tabella2.A"/>
        <table:table-column table:style-name="Tabella2.B"/>
        <table:table-row table:style-name="TableLine2015004118272">
          <table:table-cell table:style-name="Tabella2.A1" office:value-type="string">
            <text:p text:style-name="P4">0b000xxxxx</text:p>
          </table:table-cell>
          <table:table-cell table:style-name="Tabella2.B1" office:value-type="string">
            <text:p text:style-name="P3"><text:span text:style-name="T6">No event</text:span><text:line-break/><text:span text:style-name="T15">0b00000000 / 0x00</text:span></text:p>
          </table:table-cell>
        </table:table-row>
        <table:table-row table:style-name="TableLine2015004127520">
          <table:table-cell table:style-name="Tabella2.A2" office:value-type="string">
            <text:p text:style-name="P4">0b001xxxxx</text:p>
          </table:table-cell>
          <table:table-cell table:style-name="Tabella2.B2" office:value-type="string">
            <text:p text:style-name="P41"><text:span text:style-name="T6">Wheel rotation:</text:span><text:line-break/>lower bits give the wheel direction<text:line-break/><text:span text:style-name="T15">0b001</text:span><text:span text:style-name="T16">xxx</text:span><text:span text:style-name="T15">01 / 0x21</text:span> - wheel downwards (anticlockwise)<text:line-break/><text:span text:style-name="T15">0b001</text:span><text:span text:style-name="T16">xxx</text:span><text:span text:style-name="T15">10 / 0x22</text:span> - wheel upwards (clockwise)<text:line-break/>next three bits identify <text:span text:style-name="T1">increments </text:span><text:span text:style-name="T4">(when ‘</text:span><text:span text:style-name="T5">encoder acceleration’</text:span><text:span text:style-name="T4"> option is enabled)</text:span></text:p>
            <text:p text:style-name="P41"><text:span text:style-name="T16">0b001000xx / 0x20</text:span><text:span text:style-name="T1"> to<text:line-break/></text:span><text:span text:style-name="T16">0b001111xx / 0x3C</text:span><text:span text:style-name="T1"> – 1 to 8 increments</text:span></text:p>
          </table:table-cell>
        </table:table-row>
        <table:table-row table:style-name="TableLine2015004122352">
          <table:table-cell table:style-name="Tabella2.A2" office:value-type="string">
            <text:p text:style-name="P4">0b010xxxxx</text:p>
          </table:table-cell>
          <table:table-cell table:style-name="Tabella2.B2" office:value-type="string">
            <text:p text:style-name="P3"><text:span text:style-name="T6">Button:</text:span><text:line-break/>lowest bit gives the button press/release state<text:line-break/><text:span text:style-name="T15">0b010xxx00 / 0x40</text:span> - button release<text:line-break/><text:span text:style-name="T15">0b010xxx01 / 0x41</text:span> - button press<text:line-break/><text:span text:style-name="T15">0b010xxx10 / 0x42</text:span> - button held<text:line-break/>next three bits identify the button<text:line-break/><text:span text:style-name="T15">0b010000xx / 0x40</text:span> - wheel button<text:line-break/><text:span text:style-name="T15">0b010001xx / 0x44</text:span> - main button<text:line-break/><text:span text:style-name="T15">0b010010xx / 0x48</text:span> - left soft button<text:line-break/><text:span text:style-name="T15">0b010011xx / 0x4C</text:span> - right soft button</text:p>
          </table:table-cell>
        </table:table-row>
        <table:table-row table:style-name="TableLine2015004126976">
          <table:table-cell table:style-name="Tabella2.A2" office:value-type="string">
            <text:p text:style-name="P4">0b011xxxxx</text:p>
          </table:table-cell>
          <table:table-cell table:style-name="Tabella2.B2" office:value-type="string">
            <text:p text:style-name="Standard"><text:span text:style-name="T6">GPIO state change:</text:span><text:line-break/>lower 4 bits give the GPIO line state at the time the event occurred<text:line-break/><text:span text:style-name="T15">0b01100000 / 0x60</text:span> to<text:line-break/><text:span text:style-name="T15">0b00101111 / 0x6F</text:span> - GPIO state captured</text:p>
          </table:table-cell>
        </table:table-row>
      </table:table>
      <text:p text:style-name="Standard">When an input event occurs, the INT line will be pulled low. Reading from this register will clear the event from the queue, causing the next to appear. If there are no more events waiting, the register will read as zero and the INT line will be returned to high impedance state.</text:p>
      <text:h text:style-name="Heading_20_2" text:outline-level="2"><text:soft-page-break/>RELEASEMASK</text:h>
      <text:p text:style-name="P7"><text:span text:style-name="T6">Address:</text:span> <text:span text:style-name="T11">0x02</text:span></text:p>
      <text:p text:style-name="P7"><text:span text:style-name="T6">Direction:</text:span> R/W</text:p>
      <text:p text:style-name="P7"><text:span text:style-name="T6">Default value:</text:span> <text:span text:style-name="T11">0x00</text:span></text:p>
      <text:p text:style-name="P7">Controls whether buttons will send event reports on release as well as press (bits set to <text:span text:style-name="T11">1</text:span>), or on press only (bits set to <text:span text:style-name="T11">0</text:span>).</text:p>
      <table:table table:name="Tabella4" table:style-name="Tabella4">
        <table:table-column table:style-name="Tabella4.A"/>
        <table:table-column table:style-name="Tabella4.B"/>
        <table:table-row table:style-name="TableLine2015004124256">
          <table:table-cell table:style-name="Tabella4.A1" office:value-type="string">
            <text:p text:style-name="P4">0b.......x</text:p>
          </table:table-cell>
          <table:table-cell table:style-name="Tabella4.B1" office:value-type="string">
            <text:p text:style-name="P8">Ignored</text:p>
          </table:table-cell>
        </table:table-row>
        <table:table-row table:style-name="TableLine2015004116368">
          <table:table-cell table:style-name="Tabella4.A2" office:value-type="string">
            <text:p text:style-name="P4">0b......x.</text:p>
          </table:table-cell>
          <table:table-cell table:style-name="Tabella4.B2" office:value-type="string">
            <text:p text:style-name="P8">Wheel button</text:p>
          </table:table-cell>
        </table:table-row>
        <table:table-row table:style-name="TableLine2015004123440">
          <table:table-cell table:style-name="Tabella4.A2" office:value-type="string">
            <text:p text:style-name="P4">0b.....x..</text:p>
          </table:table-cell>
          <table:table-cell table:style-name="Tabella4.B2" office:value-type="string">
            <text:p text:style-name="P8">Main button</text:p>
          </table:table-cell>
        </table:table-row>
        <table:table-row table:style-name="TableLine2015004125888">
          <table:table-cell table:style-name="Tabella4.A2" office:value-type="string">
            <text:p text:style-name="P4">0b....x...</text:p>
          </table:table-cell>
          <table:table-cell table:style-name="Tabella4.B2" office:value-type="string">
            <text:p text:style-name="P8">Left soft button</text:p>
          </table:table-cell>
        </table:table-row>
        <table:table-row table:style-name="TableLine2015004121808">
          <table:table-cell table:style-name="Tabella4.A2" office:value-type="string">
            <text:p text:style-name="P4">0b...x....</text:p>
          </table:table-cell>
          <table:table-cell table:style-name="Tabella4.B2" office:value-type="string">
            <text:p text:style-name="P8">Right soft button</text:p>
          </table:table-cell>
        </table:table-row>
      </table:table>
      <text:h text:style-name="P27" text:outline-level="2">DEBOUNCE_TIME</text:h>
      <text:p text:style-name="Standard"><text:span text:style-name="T6">Address:</text:span> <text:span text:style-name="T11">0x03</text:span></text:p>
      <text:p text:style-name="Standard"><text:span text:style-name="T6">Direction:</text:span> R/W</text:p>
      <text:p text:style-name="Standard"><text:span text:style-name="T6">Default value:</text:span> <text:span text:style-name="T11">0x14 / 20</text:span></text:p>
      <text:p text:style-name="P23">Gives the duration in milliseconds for key debounce detection.</text:p>
      <text:h text:style-name="P28" text:outline-level="2">BTNHOLD_TIME</text:h>
      <text:p text:style-name="Standard"><text:span text:style-name="T6">Address:</text:span> <text:span text:style-name="T11">0x04</text:span></text:p>
      <text:p text:style-name="Standard"><text:span text:style-name="T6">Direction:</text:span> R/W</text:p>
      <text:p text:style-name="Standard"><text:span text:style-name="T6">Default value:</text:span> <text:span text:style-name="T11">0x4b / 75</text:span></text:p>
      <text:p text:style-name="Standard">Gives the duration in centiseconds for reporting a "button held" event.</text:p>
      <text:h text:style-name="P27" text:outline-level="2">KEYBEEP_DURATION</text:h>
      <text:p text:style-name="Standard"><text:span text:style-name="T6">Address:</text:span> <text:span text:style-name="T11">0x10</text:span></text:p>
      <text:p text:style-name="Standard"><text:span text:style-name="T6">Direction:</text:span> R/W</text:p>
      <text:p text:style-name="Standard"><text:span text:style-name="T6">Default value:</text:span> <text:span text:style-name="T11">0x0A / 10</text:span></text:p>
      <text:p text:style-name="Standard">Gives the duration in centiseconds for an autonomous keybeep.</text:p>
      <text:h text:style-name="P27" text:outline-level="2">KEYBEEP_MASK</text:h>
      <text:p text:style-name="Standard"><text:span text:style-name="T6">Address:</text:span> <text:span text:style-name="T11">0x11</text:span></text:p>
      <text:p text:style-name="Standard"><text:span text:style-name="T6">Direction:</text:span> R/W</text:p>
      <text:p text:style-name="P21"><text:span text:style-name="T6">Default value:</text:span> <text:span text:style-name="T11">0x00</text:span></text:p>
      <text:p text:style-name="P24">Controls which button events cause an autonomous keybeep.</text:p>
      <table:table table:name="Tabella5" table:style-name="Tabella5">
        <table:table-column table:style-name="Tabella5.A"/>
        <table:table-column table:style-name="Tabella5.B"/>
        <table:table-row table:style-name="TableLine2015004112288">
          <table:table-cell table:style-name="Tabella5.A1" office:value-type="string">
            <text:p text:style-name="P4">0b.......x</text:p>
          </table:table-cell>
          <table:table-cell table:style-name="Tabella5.B1" office:value-type="string">
            <text:p text:style-name="Standard">Wheel rotation</text:p>
          </table:table-cell>
        </table:table-row>
        <table:table-row table:style-name="TableLine2015004125616">
          <table:table-cell table:style-name="Tabella5.A2" office:value-type="string">
            <text:p text:style-name="P4">0b......x.</text:p>
          </table:table-cell>
          <table:table-cell table:style-name="Tabella5.B2" office:value-type="string">
            <text:p text:style-name="Standard">Wheel button</text:p>
          </table:table-cell>
        </table:table-row>
        <table:table-row table:style-name="TableLine2015004126704">
          <table:table-cell table:style-name="Tabella5.A2" office:value-type="string">
            <text:p text:style-name="P4">0b.....x..</text:p>
          </table:table-cell>
          <table:table-cell table:style-name="Tabella5.B2" office:value-type="string">
            <text:p text:style-name="Standard">Main button</text:p>
          </table:table-cell>
        </table:table-row>
        <table:table-row table:style-name="TableLine2015004127248">
          <table:table-cell table:style-name="Tabella5.A2" office:value-type="string">
            <text:p text:style-name="P4">0b....x...</text:p>
          </table:table-cell>
          <table:table-cell table:style-name="Tabella5.B2" office:value-type="string">
            <text:p text:style-name="Standard">Left soft button</text:p>
          </table:table-cell>
        </table:table-row>
        <table:table-row table:style-name="TableLine2015004116912">
          <table:table-cell table:style-name="Tabella5.A2" office:value-type="string">
            <text:p text:style-name="P4">0b...x....</text:p>
          </table:table-cell>
          <table:table-cell table:style-name="Tabella5.B2" office:value-type="string">
            <text:p text:style-name="Standard">Right soft button</text:p>
          </table:table-cell>
        </table:table-row>
      </table:table>
      <text:h text:style-name="P27" text:outline-level="2"><text:soft-page-break/>BEEP_DURATION</text:h>
      <text:p text:style-name="Standard"><text:span text:style-name="T6">Address:</text:span> <text:span text:style-name="T11">0x12</text:span></text:p>
      <text:p text:style-name="Standard"><text:span text:style-name="T6">Direction:</text:span> R/W</text:p>
      <text:p text:style-name="Standard"><text:span text:style-name="T6">Default value:</text:span> <text:span text:style-name="T11">0x00</text:span></text:p>
      <text:p text:style-name="Standard">Writing a non-zero value into this register will immediately cause a beep of the given duration, in centiseconds. Reading the value will give a current countdown of the remaining time for the ongoing beep.</text:p>
      <text:h text:style-name="P27" text:outline-level="2">BEEP_TONE</text:h>
      <text:p text:style-name="P9"><text:span text:style-name="T6">Address:</text:span> <text:span text:style-name="T11">0x13</text:span></text:p>
      <text:p text:style-name="P9"><text:span text:style-name="T6">Direction:</text:span> R/W</text:p>
      <text:p text:style-name="P9"><text:span text:style-name="T6">Default value:</text:span> <text:span text:style-name="T11">0xC8 / 200</text:span></text:p>
      <text:p text:style-name="P9">Sets the frequency of the beep tone, in units of 10Hz. The default value of <text:span text:style-name="T11">200</text:span> sets a tone of 2kHz, which is ideal for the piezo sounder being used. Note that altering this value will also change the tone used by the autonomous keybeep.</text:p>
      <text:h text:style-name="P27" text:outline-level="2">BEEP_FREQ</text:h>
      <text:p text:style-name="P10"><text:span text:style-name="T6">Address:</text:span> <text:span text:style-name="T11">0x14-0x15</text:span></text:p>
      <text:p text:style-name="P10"><text:span text:style-name="T6">Direction:</text:span> R/W</text:p>
      <text:p text:style-name="P10"><text:span text:style-name="T6">Default value:</text:span> <text:span text:style-name="T11">0x07D0 / 2000</text:span></text:p>
      <text:p text:style-name="P10">A 16bit big-endian alternative to the BEEP_TONE register, which sets the frequency of the beep tone, in units of 1Hz. The default value of <text:span text:style-name="T11">2000</text:span> sets a tone of 2kHz, which is ideal for the piezo sounder being used. Note that altering this value will also change the tone used by the autonomous keybeep.</text:p>
      <text:h text:style-name="P27" text:outline-level="2">LED1_PWM</text:h>
      <text:p text:style-name="P11"><text:span text:style-name="T6">Address:</text:span> <text:span text:style-name="T11">0x20</text:span></text:p>
      <text:p text:style-name="P11"><text:span text:style-name="T6">Direction:</text:span> R/W</text:p>
      <text:p text:style-name="P11"><text:span text:style-name="T6">Default value:</text:span> <text:span text:style-name="T11">0x00</text:span></text:p>
      <text:p text:style-name="P11">Sets the brightness of LED1, which is connected to the red LED in the main button. The default value of <text:span text:style-name="T11">0</text:span> is off, and <text:span text:style-name="T11">255</text:span> is full brightness. Values in-between will be pulse-width modulated at a frequency of around 4kHz.</text:p>
      <text:h text:style-name="P27" text:outline-level="2">LED2_PWM</text:h>
      <text:p text:style-name="P11"><text:span text:style-name="T6">Address:</text:span> <text:span text:style-name="T11">0x21</text:span></text:p>
      <text:p text:style-name="P11"><text:span text:style-name="T6">Direction:</text:span> R/W</text:p>
      <text:p text:style-name="P11"><text:span text:style-name="T6">Default value:</text:span> <text:span text:style-name="T11">0x00</text:span></text:p>
      <text:p text:style-name="P11">Sets the brightness of LED2, which is connected to the green LED in the main button. The default value of <text:span text:style-name="T11">0</text:span> is off, and <text:span text:style-name="T11">255</text:span> is full brightness. Values in-between will be pulse-width modulated at a frequency of around 4kHz.</text:p>
      <text:h text:style-name="P27" text:outline-level="2">GPIO_DIR</text:h>
      <text:p text:style-name="P11"><text:span text:style-name="T6">Address:</text:span> <text:span text:style-name="T11">0x30</text:span></text:p>
      <text:p text:style-name="P11"><text:span text:style-name="T6">Direction:</text:span> R/W</text:p>
      <text:p text:style-name="P11"><text:span text:style-name="T6">Default value:</text:span> <text:span text:style-name="T11">0x00</text:span></text:p>
      <text:p text:style-name="P11">Sets the drive direction on each of the GPIO lines. Bits set low (<text:span text:style-name="T11">0</text:span>) are inputs; set high (<text:span text:style-name="T11">1</text:span>) are outputs. The lower four bits are used; the upper four are ignored.</text:p>
      <text:h text:style-name="P29" text:outline-level="2"/>
      <text:h text:style-name="P39" text:outline-level="2">GPIO_IO</text:h>
      <text:p text:style-name="P11"><text:span text:style-name="T6">Address:</text:span> <text:span text:style-name="T11">0x31</text:span></text:p>
      <text:p text:style-name="P11"><text:span text:style-name="T6">Direction:</text:span> R/W</text:p>
      <text:p text:style-name="P11"><text:span text:style-name="T6">Default value:</text:span> <text:span text:style-name="T11">0x00</text:span></text:p>
      <text:p text:style-name="P11">Writes to this register set the output state for any GPIO lines currently set as outputs. The state of pins set as inputs is ignored. The lower four bits are used; the upper four are ignored.</text:p>
      <text:p text:style-name="P11">Reads from this register return the current state of all four GPIO lines, regardless of drive state.</text:p>
      <text:h text:style-name="P27" text:outline-level="2">GPIO_PULLUP</text:h>
      <text:p text:style-name="P12"><text:span text:style-name="T6">Address:</text:span> <text:span text:style-name="T11">0x32</text:span></text:p>
      <text:p text:style-name="P12"><text:span text:style-name="T6">Direction:</text:span> R/W</text:p>
      <text:p text:style-name="P12"><text:span text:style-name="T6">Default value:</text:span> <text:span text:style-name="T11">0x00</text:span></text:p>
      <text:p text:style-name="P12">Enables pullup resistors on any of the GPIO lines with bits set high (<text:span text:style-name="T11">1</text:span>). This pullup is about 50kohm; sufficient to hold a high state around a button or similar input. The lower four bits are used; the upper four are ignored.</text:p>
      <text:h text:style-name="P27" text:outline-level="2">GPIO_EVENTMASK</text:h>
      <text:p text:style-name="P12"><text:span text:style-name="T6">Address:</text:span> <text:span text:style-name="T11">0x33</text:span></text:p>
      <text:p text:style-name="P12"><text:span text:style-name="T6">Direction:</text:span> R/W</text:p>
      <text:p text:style-name="P12"><text:span text:style-name="T6">Default value:</text:span> <text:span text:style-name="T11">0x00</text:span></text:p>
      <text:p text:style-name="P12">Sets a mask used for level change event detection on the GPIO lines. A change of state on any lines which are set as inputs and have the mask bit high (<text:span text:style-name="T11">1</text:span>) will be reported as a GPIO event into the event FIFO. This event will capture the current value of all four lines at the time the level changed.</text:p>
      <text:h text:style-name="P30" text:outline-level="2">SWVERSION</text:h>
      <text:p text:style-name="Standard"><text:span text:style-name="T6">Address:</text:span> <text:span text:style-name="T11">0xF0</text:span></text:p>
      <text:p text:style-name="Standard"><text:span text:style-name="T6">Direction:</text:span> R</text:p>
      <text:p text:style-name="Standard"><text:span text:style-name="T6">Default value:</text:span> <text:span text:style-name="T11">0x02 / 2</text:span></text:p>
      <text:p text:style-name="P16">Reports the driver software version.</text:p>
      <text:h text:style-name="P25" text:outline-level="1">EEPROM STORED PARAMETER<text:span text:style-name="T25">S</text:span> (active after next reset)</text:h>
      <text:h text:style-name="P31" text:outline-level="2">I2CADDRESS</text:h>
      <text:p text:style-name="P16"><text:span text:style-name="T6">Address:</text:span> <text:span text:style-name="T11">0x</text:span><text:span text:style-name="T12">C</text:span><text:span text:style-name="T11">0</text:span></text:p>
      <text:p text:style-name="P16"><text:span text:style-name="T6">Direction:</text:span> R/<text:span text:style-name="T22">W</text:span></text:p>
      <text:p text:style-name="P16"><text:span text:style-name="T6">Default value:</text:span> <text:span text:style-name="T11">0x</text:span><text:span text:style-name="T17">3D</text:span><text:span text:style-name="T11"> / </text:span><text:span text:style-name="T17">61</text:span></text:p>
      <text:p text:style-name="P13"><text:span text:style-name="T24">Set the </text:span>i2c address <text:span text:style-name="T29">used to communicate with the panel</text:span></text:p>
      <text:h text:style-name="P32" text:outline-level="2">OPTIONS</text:h>
      <text:p text:style-name="P16"><text:span text:style-name="T6">Address:</text:span> <text:span text:style-name="T11">0x</text:span><text:span text:style-name="T12">C</text:span><text:span text:style-name="T13">1</text:span></text:p>
      <text:p text:style-name="P16"><text:span text:style-name="T6">Direction:</text:span> R/<text:span text:style-name="T22">W</text:span></text:p>
      <text:p text:style-name="P16"><text:span text:style-name="T6">Default value:</text:span> <text:span text:style-name="T11">0x</text:span><text:span text:style-name="T13">00</text:span><text:span text:style-name="T11"> / </text:span><text:span text:style-name="T18">0</text:span></text:p>
      <table:table table:name="Tabella6" table:style-name="Tabella6">
        <table:table-column table:style-name="Tabella6.A"/>
        <table:table-column table:style-name="Tabella6.B"/>
        <table:table-row table:style-name="TableLine2015004122080">
          <table:table-cell table:style-name="Tabella6.A1" office:value-type="string">
            <text:p text:style-name="P5">0b.......x</text:p>
          </table:table-cell>
          <table:table-cell table:style-name="Tabella6.B1" office:value-type="string">
            <text:p text:style-name="P15">Enable encoder acceleration</text:p>
          </table:table-cell>
        </table:table-row>
        <table:table-row table:style-name="TableLine2015004117184">
          <table:table-cell table:style-name="Tabella6.A2" office:value-type="string">
            <text:p text:style-name="P5">0b<text:span text:style-name="T26">x</text:span>.......</text:p>
          </table:table-cell>
          <table:table-cell table:style-name="Tabella6.B2" office:value-type="string">
            <text:p text:style-name="P15">Reverse encoder direction</text:p>
          </table:table-cell>
        </table:table-row>
      </table:table>
      <text:h text:style-name="P33" text:outline-level="2"><text:soft-page-break/><text:span text:style-name="T23">D</text:span>EBOUNCE_TIME</text:h>
      <text:p text:style-name="P17"><text:span text:style-name="T6">Address:</text:span> <text:span text:style-name="T11">0x</text:span><text:span text:style-name="T12">C</text:span><text:span text:style-name="T14">2</text:span></text:p>
      <text:p text:style-name="P17"><text:span text:style-name="T6">Direction:</text:span> R/<text:span text:style-name="T22">W</text:span></text:p>
      <text:p text:style-name="P18"><text:span text:style-name="T6">Default value:</text:span> <text:span text:style-name="T11">0x14 / 20</text:span></text:p>
      <text:p text:style-name="P18">Gives the duration in milliseconds for key debounce detection.</text:p>
      <text:h text:style-name="P35" text:outline-level="2">BTNHOLD_TIME</text:h>
      <text:p text:style-name="P18"><text:span text:style-name="T6">Address:</text:span> <text:span text:style-name="T11">0x</text:span><text:span text:style-name="T19">C3</text:span></text:p>
      <text:p text:style-name="P18"><text:span text:style-name="T6">Direction:</text:span> R/W</text:p>
      <text:p text:style-name="P18"><text:span text:style-name="T6">Default value:</text:span> <text:span text:style-name="T11">0x4b / 75</text:span></text:p>
      <text:p text:style-name="P18">Gives the duration in centiseconds for reporting a "button held" event.</text:p>
      <text:h text:style-name="P34" text:outline-level="2">REMAP_MASK</text:h>
      <text:p text:style-name="P19"><text:span text:style-name="T6">Address:</text:span> <text:span text:style-name="T11">0x</text:span><text:span text:style-name="T19">C</text:span><text:span text:style-name="T20">4</text:span></text:p>
      <text:p text:style-name="P19"><text:span text:style-name="T6">Direction:</text:span> R/W</text:p>
      <text:p text:style-name="P19"><text:span text:style-name="T6">Default value:</text:span> <text:span text:style-name="T11">0x</text:span><text:span text:style-name="T20">00</text:span><text:span text:style-name="T11"> / </text:span><text:span text:style-name="T20">0</text:span></text:p>
      <text:p text:style-name="P20"><text:span text:style-name="T27">Redirect buttons status to </text:span>GPIO <text:span text:style-name="T27">pins</text:span></text:p>
      <table:table table:name="Tabella7" table:style-name="Tabella7">
        <table:table-column table:style-name="Tabella7.A"/>
        <table:table-column table:style-name="Tabella7.B"/>
        <table:table-row table:style-name="TableLine2015004120720">
          <table:table-cell table:style-name="Tabella7.A1" office:value-type="string">
            <text:p text:style-name="P6">0b.......x</text:p>
          </table:table-cell>
          <table:table-cell table:style-name="Tabella7.B1" office:value-type="string">
            <text:p text:style-name="P19">Wheel button <text:span text:style-name="T27">on GPIO0</text:span></text:p>
          </table:table-cell>
        </table:table-row>
        <table:table-row table:style-name="TableLine2015004118816">
          <table:table-cell table:style-name="Tabella7.A2" office:value-type="string">
            <text:p text:style-name="P6">0b......x.</text:p>
          </table:table-cell>
          <table:table-cell table:style-name="Tabella7.B2" office:value-type="string">
            <text:p text:style-name="P21">Main button <text:span text:style-name="T27">on GPIO1</text:span></text:p>
          </table:table-cell>
        </table:table-row>
        <table:table-row table:style-name="TableLine2015004119088">
          <table:table-cell table:style-name="Tabella7.A2" office:value-type="string">
            <text:p text:style-name="P6">0b.....x..</text:p>
          </table:table-cell>
          <table:table-cell table:style-name="Tabella7.B2" office:value-type="string">
            <text:p text:style-name="P21">Left soft button <text:span text:style-name="T27">on GPIO2</text:span></text:p>
          </table:table-cell>
        </table:table-row>
        <table:table-row table:style-name="TableLine2015004124800">
          <table:table-cell table:style-name="Tabella7.A2" office:value-type="string">
            <text:p text:style-name="P6">0b....x...</text:p>
          </table:table-cell>
          <table:table-cell table:style-name="Tabella7.B2" office:value-type="string">
            <text:p text:style-name="P21">Right soft button <text:span text:style-name="T27">on GPIO3</text:span></text:p>
          </table:table-cell>
        </table:table-row>
      </table:table>
      <text:h text:style-name="P36" text:outline-level="2"><text:span text:style-name="T7">REMAP_</text:span><text:span text:style-name="T8">POLARITY</text:span></text:h>
      <text:p text:style-name="P22"><text:span text:style-name="T6">Address:</text:span> <text:span text:style-name="T11">0x</text:span><text:span text:style-name="T19">C</text:span><text:span text:style-name="T21">5</text:span></text:p>
      <text:p text:style-name="P22"><text:span text:style-name="T6">Direction:</text:span> R/W</text:p>
      <text:p text:style-name="P22"><text:span text:style-name="T6">Default value:</text:span> <text:span text:style-name="T11">0x</text:span><text:span text:style-name="T20">00</text:span><text:span text:style-name="T11"> / </text:span><text:span text:style-name="T20">0</text:span></text:p>
      <text:p text:style-name="P14">Change polarity for redirected keys</text:p>
      <text:h text:style-name="P36" text:outline-level="2"><text:span text:style-name="T9">ENCODER</text:span><text:span text:style-name="T8">_ACC</text:span></text:h>
      <text:p text:style-name="P22"><text:span text:style-name="T6">Address:</text:span> <text:span text:style-name="T11">0x</text:span><text:span text:style-name="T19">C</text:span><text:span text:style-name="T21">6</text:span></text:p>
      <text:p text:style-name="P22"><text:span text:style-name="T6">Direction:</text:span> R/W</text:p>
      <text:p text:style-name="P22"><text:span text:style-name="T6">Default value:</text:span> <text:span text:style-name="T11">0x</text:span><text:span text:style-name="T21">19</text:span><text:span text:style-name="T11"> / </text:span><text:span text:style-name="T21">25</text:span></text:p>
      <text:p text:style-name="P14">Increment factor for wheel steps</text:p>
      <text:h text:style-name="P37" text:outline-level="2"><text:span text:style-name="T9">ENCODER</text:span><text:span text:style-name="T8">_DEC</text:span></text:h>
      <text:p text:style-name="P22"><text:span text:style-name="T6">Address:</text:span> <text:span text:style-name="T11">0x</text:span><text:span text:style-name="T19">C</text:span><text:span text:style-name="T21">7</text:span></text:p>
      <text:p text:style-name="P22"><text:span text:style-name="T6">Direction:</text:span> R/W</text:p>
      <text:p text:style-name="P22"><text:span text:style-name="T6">Default value:</text:span> <text:span text:style-name="T11">0x</text:span><text:span text:style-name="T21">02</text:span><text:span text:style-name="T11"> / </text:span><text:span text:style-name="T21">2</text:span></text:p>
      <text:p text:style-name="P22">Decrement<text:span text:style-name="T2"> factor for wheel steps</text:span></text:p>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style:text-properties fo:font-size="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259cm" fo:margin-bottom="0.199cm" style:contextual-spacing="false" fo:text-indent="0cm" style:auto-text-indent="false"/>
      <style:text-properties fo:font-size="13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9cm" fo:margin-bottom="1.9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31T18:17:46.715000000</meta:creation-date>
    <dc:date>2021-01-02T20:49:30.839000000</dc:date>
    <meta:editing-duration>PT2H36M46S</meta:editing-duration>
    <meta:editing-cycles>66</meta:editing-cycles>
    <meta:generator>LibreOffice/7.0.3.1$Windows_X86_64 LibreOffice_project/d7547858d014d4cf69878db179d326fc3483e082</meta:generator>
    <meta:document-statistic meta:table-count="7" meta:image-count="0" meta:object-count="0" meta:page-count="6" meta:paragraph-count="209" meta:word-count="1463" meta:character-count="8597" meta:non-whitespace-character-count="7356"/>
  </office:meta>
</office:document-meta>
</file>